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e6ba" officeooo:paragraph-rsid="0002e6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du en python :</text:p>
      <text:p text:style-name="P1">choix du mot aléatoire : utilisation de la librairie random</text:p>
      <text:p text:style-name="P1">affichage qui permet de compter les lettres : <text:s/>mot_cache += "_"</text:p>
      <text:p text:style-name="P1">possibilité de mettre le mot d’un seul coup : réussi</text:p>
      <text:p text:style-name="P1">insensible a la casse : réussi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09:35:55.096000000</meta:creation-date>
    <dc:date>2023-06-05T09:40:32.040000000</dc:date>
    <meta:editing-duration>PT4M38S</meta:editing-duration>
    <meta:editing-cycles>1</meta:editing-cycles>
    <meta:document-statistic meta:table-count="0" meta:image-count="0" meta:object-count="0" meta:page-count="1" meta:paragraph-count="5" meta:word-count="41" meta:character-count="221" meta:non-whitespace-character-count="184"/>
    <meta:generator>LibreOffice/7.4.1.2$Windows_X86_64 LibreOffice_project/3c58a8f3a960df8bc8fd77b461821e42c061c5f0</meta:generator>
  </office:meta>
</office:document-meta>
</file>